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ro8" style:family="table-row">
      <style:table-row-properties style:row-height="1.21cm" fo:break-before="auto" style:use-optimal-row-height="true"/>
    </style:style>
    <style:style style:name="ro9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5)">
            <text:p>sn(2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6">
            <text:p>6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3T15:00:28.8">
            <text:p>2020/4/3 15:00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2cm" draw:caption-point-x="-1.353cm" draw:caption-point-y="2.4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41)">
            <text:p>sn(41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03T15:09:15.74">
            <text:p>2020/4/3 15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64cm" draw:caption-point-x="-1.353cm" draw:caption-point-y="2.4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03T15:09:15.97">
            <text:p>2020/4/3 15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88cm" draw:caption-point-x="-1.353cm" draw:caption-point-y="2.4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3T15:09:16.1">
            <text:p>2020/4/3 15:09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2cm" draw:caption-point-x="-1.353cm" draw:caption-point-y="2.4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41)">
            <text:p>sn(41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7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3T15:09:13.9">
            <text:p>2020/4/3 15:09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41)">
            <text:p>sn(41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7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3T15:09:13.9">
            <text:p>2020/4/3 15:09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8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8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03T15:09:13.9">
            <text:p>2020/4/3 15:09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3T15:09:13.9">
            <text:p>2020/4/3 15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1)">
            <text:p>sn(41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6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3T15:09:16.53">
            <text:p>2020/4/3 15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cm" draw:caption-point-x="-1.353cm" draw:caption-point-y="2.2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3T15:09:13.91">
            <text:p>2020/4/3 15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1)">
            <text:p>sn(41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6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3T15:09:16.72">
            <text:p>2020/4/3 15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cm" draw:caption-point-x="-1.353cm" draw:caption-point-y="2.2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2020/04/03</text:date>, <text:time>15:09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03T15:09:13.57</dc:date>
    <dc:creator>iwabuchi ken</dc:creator>
    <meta:editing-duration>P8DT5H17M41S</meta:editing-duration>
    <meta:editing-cycles>772</meta:editing-cycles>
    <meta:generator>OpenOffice/4.1.3$Win32 OpenOffice.org_project/413m1$Build-9783</meta:generator>
    <meta:document-statistic meta:table-count="11" meta:cell-count="5040" meta:object-count="0"/>
    <meta:user-defined meta:name="sheets-banding"/>
    <meta:user-defined meta:name="sheets-original-selection"/>
  </office:meta>
</office:document-meta>
</file>